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GRIEVOUS FOES (56:1-2, 5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GRIEVOUS FOES (56:1-2, 5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dog his steps (5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twist his words (56: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plot his death (56:6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5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GRIEVOUS FOES (56:1-2, 5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GLORIOUS FRIEND (56:3-4, 7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GLORIOUS FRIEND (56:3-4, 7-13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relieves his fears (56:3-4, 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records his sorrows (56:7-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receives his praise (56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God redeems his life (56: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56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GRIEVOUS FOES (56:1-2, 5-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GLORIOUS FRIEND (56:3-4, 7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6 </dc:title>
    <meta:initial-creator>David STRICKLAND</meta:initial-creator>
    <dc:creator>David STRICKLAND</dc:creator>
    <meta:creation-date>2020-02-23T23:19:21Z</meta:creation-date>
    <dc:date>2020-02-23T23:19:21Z</dc:date>
    <meta:template xlink:href="BibleStudy" xlink:type="simple"/>
    <meta:editing-cycles>1</meta:editing-cycles>
    <meta:editing-duration>PT0S</meta:editing-duration>
    <meta:document-statistic meta:paragraph-count="17" meta:word-count="120"/>
  </office:meta>
</office:document-meta>
</file>